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1.05cm" fo:min-width="1.7cm"/>
    </style:style>
    <style:style style:name="gr2" style:family="graphic" style:parent-style-name="standard">
      <style:graphic-properties draw:stroke="none" draw:fill-color="#004586" draw:textarea-horizontal-align="justify" draw:textarea-vertical-align="middle" draw:auto-grow-height="false" fo:min-height="1.05cm" fo:min-width="1.7cm"/>
    </style:style>
    <style:style style:name="gr3" style:family="graphic" style:parent-style-name="standard">
      <style:graphic-properties draw:stroke="none" draw:fill-color="#7e0021" draw:textarea-horizontal-align="justify" draw:textarea-vertical-align="middle" draw:auto-grow-height="false" fo:min-height="1.45cm" fo:min-width="2.5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338cm" fo:min-width="0.088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c5000b" draw:marker-start-width="0.275cm" draw:marker-end-width="0.275cm" draw:fill="solid" draw:fill-color="#ffd320" draw:textarea-horizontal-align="justify" draw:textarea-vertical-align="middle" draw:auto-grow-height="false" fo:min-height="1cm" fo:min-width="1.95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1.05cm" fo:min-width="4.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12cm"/>
    </style:style>
    <style:style style:name="gr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/>
    </style:style>
    <style:style style:name="P3" style:family="paragraph">
      <style:paragraph-properties fo:text-align="center"/>
      <style:text-properties fo:color="#c5000b" style:font-name="FuturaExtended"/>
    </style:style>
    <style:style style:name="T1" style:family="text">
      <style:text-properties style:font-name="FuturaExtended"/>
    </style:style>
    <style:style style:name="T2" style:family="text">
      <style:text-properties fo:color="#c5000b" style:font-name="Futura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cm" svg:height="1.3cm" svg:x="7.1cm" svg:y="11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" draw:id="id7" draw:layer="layout" svg:width="2.2cm" svg:height="1.3cm" svg:x="7.1cm" svg:y="11.1cm">
            <text:p text:style-name="P1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2.2cm" svg:height="1.3cm" svg:x="7.1cm" svg:y="14.2cm">
            <text:p text:style-name="P1"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9" draw:id="id9" draw:layer="layout" svg:width="2.2cm" svg:height="1.3cm" svg:x="7.1cm" svg:y="12.625cm">
            <text:p text:style-name="P1"><text:span text:style-name="T1">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5" draw:id="id5" draw:layer="layout" svg:width="3cm" svg:height="1.7cm" svg:x="2.3cm" svg:y="12.4cm">
            <text:p text:style-name="P1"><text:span text:style-name="T1">Hoogte-</text:span></text:p>
            <text:p text:style-name="P1"><text:span text:style-name="T1">f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" draw:id="id1" draw:layer="layout" svg:width="0.9cm" svg:height="0.9cm" svg:x="10.1cm" svg:y="12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xml:id="id4" draw:id="id4" draw:layer="layout" svg:width="2.5cm" svg:height="1.3cm" svg:x="15.2cm" svg:y="12.625cm">
            <text:p text:style-name="P1"><text:span text:style-name="T2">Motore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3" draw:id="id3" draw:layer="layout" svg:width="4.6cm" svg:height="1.3cm" svg:x="10.4cm" svg:y="15.2cm">
            <text:p text:style-name="P1"><text:span text:style-name="T1">Throttlewaard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0.9cm" svg:x="12.301cm" svg:y="12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xml:id="id2" draw:id="id2" draw:layer="layout" svg:width="0.8cm" svg:height="0.962cm" svg:x="12.3cm" svg:y="12.794cm">
            <draw:text-box>
              <text:p>+</text:p>
            </draw:text-box>
          </draw:frame>
          <draw:frame draw:style-name="gr8" xml:id="id8" draw:id="id8" draw:layer="layout" svg:width="0.7cm" svg:height="0.962cm" svg:x="10.2cm" svg:y="12.794cm">
            <draw:text-box>
              <text:p>-</text:p>
            </draw:text-box>
          </draw:frame>
          <draw:connector draw:style-name="gr9" draw:text-style-name="P1" draw:layer="layout" svg:x1="11cm" svg:y1="13.275cm" svg:x2="12.3cm" svg:y2="13.275cm" draw:start-shape="id1" draw:start-glue-point="10" draw:end-shape="id2" draw:end-glue-point="3" svg:d="M11000 13275h1300" svg:viewBox="0 0 1301 1">
            <text:p/>
          </draw:connector>
          <draw:connector draw:style-name="gr9" draw:text-style-name="P1" draw:layer="layout" svg:x1="12.7cm" svg:y1="15.2cm" svg:x2="12.7cm" svg:y2="13.756cm" draw:start-shape="id3" draw:start-glue-point="0" draw:end-shape="id2" draw:end-glue-point="2" svg:d="M12700 15200v-1444" svg:viewBox="0 0 1 1445">
            <text:p/>
          </draw:connector>
          <draw:connector draw:style-name="gr9" draw:text-style-name="P1" draw:layer="layout" svg:x1="13.1cm" svg:y1="13.275cm" svg:x2="15.2cm" svg:y2="13.275cm" draw:start-shape="id2" draw:start-glue-point="1" draw:end-shape="id4" draw:end-glue-point="3" svg:d="M13100 13275h2100" svg:viewBox="0 0 2101 1">
            <text:p/>
          </draw:connector>
          <draw:connector draw:style-name="gr9" draw:text-style-name="P1" draw:layer="layout" draw:type="curve" svg:x1="5.3cm" svg:y1="13.25cm" svg:x2="7.1cm" svg:y2="14.85cm" draw:start-shape="id5" draw:start-glue-point="1" draw:end-shape="id6" svg:d="M5300 13250c1350 0 450 1600 1800 1600" svg:viewBox="0 0 1801 1601">
            <text:p/>
          </draw:connector>
          <draw:connector draw:style-name="gr9" draw:text-style-name="P1" draw:layer="layout" draw:type="curve" svg:x1="5.3cm" svg:y1="13.25cm" svg:x2="7.1cm" svg:y2="11.75cm" draw:start-shape="id5" draw:start-glue-point="1" draw:end-shape="id7" svg:d="M5300 13250c1350 0 450-1500 1800-1500" svg:viewBox="0 0 1801 1501">
            <text:p/>
          </draw:connector>
          <draw:connector draw:style-name="gr9" draw:text-style-name="P1" draw:layer="layout" draw:type="curve" svg:x1="9.3cm" svg:y1="11.75cm" svg:x2="10.55cm" svg:y2="12.794cm" draw:start-shape="id7" draw:start-glue-point="1" draw:end-shape="id8" draw:end-glue-point="0" svg:d="M9300 11750c834 0 1250 348 1250 1044" svg:viewBox="0 0 1251 1045">
            <text:p/>
          </draw:connector>
          <draw:connector draw:style-name="gr9" draw:text-style-name="P1" draw:layer="layout" draw:type="curve" svg:x1="9.3cm" svg:y1="14.85cm" svg:x2="10.55cm" svg:y2="13.756cm" draw:start-shape="id6" draw:start-glue-point="1" draw:end-shape="id8" draw:end-glue-point="2" svg:d="M9300 14850c834 0 1250-364 1250-1094" svg:viewBox="0 0 1251 1095">
            <text:p/>
          </draw:connector>
          <draw:connector draw:style-name="gr9" draw:text-style-name="P1" draw:layer="layout" draw:type="curve" svg:x1="9.3cm" svg:y1="13.275cm" svg:x2="10.1cm" svg:y2="13.275cm" draw:start-shape="id9" draw:start-glue-point="1" draw:end-shape="id1" draw:end-glue-point="6" svg:d="M9300 13275h800" svg:viewBox="0 0 801 1">
            <text:p/>
          </draw:connector>
          <draw:connector draw:style-name="gr10" draw:text-style-name="P1" draw:layer="layout" draw:type="curve" draw:line-skew="-1.538cm" svg:x1="16.45cm" svg:y1="12.625cm" svg:x2="3.8cm" svg:y2="12.4cm" draw:start-shape="id4" draw:start-glue-point="0" draw:end-shape="id5" svg:d="M16450 12625c0-3394-12650-3282-12650-225" svg:viewBox="0 0 12651 2533">
            <text:p/>
          </draw:connector>
          <draw:connector draw:style-name="gr9" draw:text-style-name="P1" draw:layer="layout" draw:type="curve" svg:x1="5.3cm" svg:y1="13.25cm" svg:x2="7.1cm" svg:y2="13.275cm" draw:start-shape="id5" draw:start-glue-point="1" draw:end-shape="id9" draw:end-glue-point="3" svg:d="M5300 13250c1350 0 450 25 1800 25" svg:viewBox="0 0 1801 2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1:08:29.804000000</meta:creation-date>
    <dc:date>2015-06-20T22:21:59.531000000</dc:date>
    <meta:editing-duration>PT1H6M32S</meta:editing-duration>
    <meta:editing-cycles>2</meta:editing-cycles>
    <meta:generator>LibreOffice/4.3.4.1$Windows_x86 LibreOffice_project/bc356b2f991740509f321d70e4512a6a54c5f243</meta:generator>
    <meta:document-statistic meta:object-count="22"/>
  </office:meta>
</office:document-meta>
</file>